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62d73" officeooo:paragraph-rsid="00162d7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8a5b2" officeooo:paragraph-rsid="00162d73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– Prótese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10:27:38.431000000</meta:creation-date>
    <dc:date>2020-06-26T16:01:09.798000000</dc:date>
    <meta:editing-duration>PT15M32S</meta:editing-duration>
    <meta:editing-cycles>2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1" meta:word-count="2" meta:character-count="17" meta:non-whitespace-character-count="15"/>
  </office:meta>
</office:document-meta>
</file>